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6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889cm" svg:y1="8.57cm" svg:x2="0.889cm" svg:y2="6.411cm">
          <text:p/>
        </draw:line>
        <draw:line draw:style-name="gr1" draw:text-style-name="P1" draw:layer="layout" svg:x1="0.889cm" svg:y1="8.597cm" svg:x2="2.921cm" svg:y2="8.597cm">
          <text:p/>
        </draw:line>
        <draw:frame draw:style-name="gr2" draw:text-style-name="P2" draw:layer="layout" svg:width="0.82cm" svg:height="1.106cm" svg:x="2.99cm" svg:y="8.226cm">
          <draw:text-box>
            <text:p><text:span text:style-name="T1">x</text:span></text:p>
          </draw:text-box>
        </draw:frame>
        <draw:frame draw:style-name="gr2" draw:text-style-name="P2" draw:layer="layout" svg:width="0.82cm" svg:height="1.106cm" svg:x="0.49cm" svg:y="5.626cm">
          <draw:text-box>
            <text:p><text:span text:style-name="T1">y</text:span></text:p>
          </draw:text-box>
        </draw:frame>
        <draw:connector draw:style-name="gr3" draw:text-style-name="P1" draw:layer="layout" draw:type="line" svg:x1="1.189cm" svg:y1="3.189cm" svg:x2="4.63cm" svg:y2="7.641cm" draw:start-shape="id1" draw:start-glue-point="2" svg:d="m1189 3189 3441 4452">
          <text:p/>
        </draw:connector>
        <draw:connector draw:style-name="gr3" draw:text-style-name="P1" draw:layer="layout" draw:type="line" svg:x1="6.612cm" svg:y1="4.639cm" svg:x2="8.146cm" svg:y2="1.079cm" draw:start-shape="id2" draw:start-glue-point="0" draw:end-shape="id3" draw:end-glue-point="2" svg:d="m6612 4639 1534-3560">
          <text:p/>
        </draw:connector>
        <draw:connector draw:style-name="gr3" draw:text-style-name="P1" draw:layer="layout" draw:type="line" svg:x1="7.97cm" svg:y1="5.273cm" svg:x2="9.527cm" svg:y2="1.723cm" draw:start-shape="id2" draw:start-glue-point="2" draw:end-shape="id3" draw:end-glue-point="0" svg:d="m7970 5273 1557-3550">
          <text:p/>
        </draw:connector>
        <draw:connector draw:style-name="gr3" draw:text-style-name="P1" draw:layer="layout" draw:type="line" svg:x1="9.158cm" svg:y1="0.71cm" svg:x2="6.996cm" svg:y2="5.588cm" draw:start-shape="id3" draw:start-glue-point="3" draw:end-shape="id2" draw:end-glue-point="3" svg:d="m9158 710-2162 4878">
          <text:p/>
        </draw:connector>
        <draw:custom-shape draw:style-name="gr4" draw:text-style-name="P1" xml:id="id4" draw:id="id4" draw:layer="layout" svg:width="0.254cm" svg:height="0.254cm" svg:x="5.537cm" svg:y="6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0.254cm" svg:height="0.254cm" svg:x="6.537cm" svg:y="5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754cm" svg:y1="6.2cm" svg:x2="6.574cm" svg:y2="5.48cm" draw:start-shape="id4" draw:start-glue-point="11" draw:end-shape="id5" draw:end-glue-point="7" svg:d="m5754 6200 820-720">
          <text:p/>
        </draw:connector>
        <draw:g>
          <draw:connector draw:style-name="gr3" draw:text-style-name="P1" draw:layer="layout" draw:type="line" svg:x1="2.437cm" svg:y1="2.315cm" svg:x2="5.858cm" svg:y2="6.781cm" draw:start-shape="id1" draw:start-glue-point="0" svg:d="m2437 2315 3421 4466">
            <text:p/>
          </draw:connector>
          <draw:connector draw:style-name="gr3" draw:text-style-name="P1" draw:layer="layout" draw:type="line" svg:x1="1.376cm" svg:y1="2.128cm" svg:x2="5.605cm" svg:y2="7.759cm" draw:start-shape="id1" draw:start-glue-point="3" draw:end-shape="id6" draw:end-glue-point="3" svg:d="m1376 2128 4229 5631">
            <text:p/>
          </draw:connector>
          <draw:custom-shape draw:style-name="gr5" draw:text-style-name="P1" xml:id="id6" draw:id="id6" draw:layer="layout" svg:width="1.394cm" svg:height="1.499cm" draw:transform="rotate (2.18166156499291) translate (4.991cm 8.189cm)">
            <text:p/>
            <draw:enhanced-geometry draw:glue-point-type="segments" draw:type="mso-spt100" draw:modifiers="-90 90.231216579857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1" xml:id="id1" draw:id="id1" draw:layer="layout" svg:width="1.524cm" svg:height="1.524cm" draw:transform="rotate (-0.959931088596881) translate (2cm 1.691cm)">
            <text:p/>
            <draw:enhanced-geometry draw:mirror-horizontal="false" draw:mirror-vertical="false" draw:glue-point-type="segments" draw:type="mso-spt100" draw:modifiers="-90 87.751240437661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5" draw:text-style-name="P1" xml:id="id2" draw:id="id2" draw:layer="layout" svg:width="1.394cm" svg:height="1.499cm" draw:transform="rotate (1.13446401379631) translate (6.317cm 5.271cm)">
          <text:p/>
          <draw:enhanced-geometry draw:glue-point-type="segments" draw:type="mso-spt100" draw:modifiers="-90 90.23121657985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xml:id="id3" draw:id="id3" draw:layer="layout" svg:width="1.524cm" svg:height="1.524cm" draw:transform="rotate (-2.00712863979348) translate (9.849cm 1.032cm)">
          <text:p/>
          <draw:enhanced-geometry draw:mirror-horizontal="false" draw:mirror-vertical="false" draw:glue-point-type="segments" draw:type="mso-spt100" draw:modifiers="-90 87.751240437661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3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en </meta:initial-creator>
    <meta:creation-date>2014-02-22T23:46:14</meta:creation-date>
    <dc:date>2014-03-06T12:41:08</dc:date>
    <meta:editing-duration>PT1H21M19S</meta:editing-duration>
    <meta:editing-cycles>9</meta:editing-cycles>
    <meta:generator>LibreOffice/3.5$Linux_x86 LibreOffice_project/350m1$Build-2</meta:generator>
    <meta:document-statistic meta:object-count="18"/>
  </office:meta>
</office:document-meta>
</file>